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6pt" fo:font-weight="bold" style:font-name-asian="TrebuchetMS" style:font-size-asian="16pt" style:font-weight-asian="bold" style:font-name-complex="TrebuchetMS" style:font-size-complex="16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P7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becue Pork Butt</text:p>
      <text:p text:style-name="P4">Serves:</text:p>
      <text:p text:style-name="P3">4 to 6 pounds pulled pork</text:p>
      <text:p text:style-name="P3"/>
      <text:p text:style-name="P2">Ingredients</text:p>
      <text:p text:style-name="P7">3 quarts water</text:p>
      <text:p text:style-name="P7">12 ounces kosher salt</text:p>
      <text:p text:style-name="P7">8 ounces molasses</text:p>
      <text:p text:style-name="P7">8 to 10 pound boneless pork butt</text:p>
      <text:p text:style-name="P7"/>
      <text:p text:style-name="P7">Special equipment: Smoker and 4 ounces hickory or oak wood chunks</text:p>
      <text:p text:style-name="P2">Directions</text:p>
      <text:p text:style-name="P6">Place the water, salt and molasses in a large 12-quart container and stir until the salt dissolves. Add the pork butt to the brine and weigh down with a zip top bag filled with 2 cups of the brine to make sure it is completely submerged in the brine.</text:p>
      <text:p text:style-name="P6"/>
      <text:p text:style-name="P6">Cover and refrigerate overnight. Remove the pork from the brine, and pat dry.</text:p>
      <text:p text:style-name="P6"/>
      <text:p text:style-name="P6">Heat the smoker to 225 degrees F. Add the wood chunks, and place the pork into the smoker. Cook until the pork reaches an internal temperature of 150 degrees F, 4 to 5 hours.</text:p>
      <text:p text:style-name="P6"/>
      <text:p text:style-name="P6">Once the meat reaches 140 degrees F, heat the oven to 300 degrees F. Wrap the pork in aluminum foil and transfer to a half sheet pan. Place on the center rack and cook until the pork reaches an internal temperature of at least 200 degrees F and is tender and pulling apart easily, 3 to 5 hours. Remove from the oven and rest, covered for 30 minutes before serving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6T15:07:23</meta:creation-date>
    <meta:document-statistic meta:table-count="0" meta:image-count="0" meta:object-count="0" meta:page-count="1" meta:paragraph-count="14" meta:word-count="206" meta:character-count="1085"/>
    <dc:date>2011-08-06T15:08:42</dc:date>
    <dc:creator>Robert Houk</dc:creator>
    <meta:editing-duration>PT00H01M19S</meta:editing-duration>
    <meta:editing-cycles>1</meta:editing-cycles>
    <meta:generator>OpenOffice.org/3.2$Unix OpenOffice.org_project/320m18$Build-9502</meta:generator>
  </office:meta>
</office:document-meta>
</file>